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72d07" officeooo:paragraph-rsid="00172d07" style:font-size-asian="18pt" style:font-size-complex="18pt"/>
    </style:style>
    <style:style style:name="P2" style:family="paragraph" style:parent-style-name="Standard">
      <style:paragraph-properties fo:text-align="start" style:justify-single-word="false"/>
      <style:text-properties fo:font-size="18pt" officeooo:rsid="00172d07" officeooo:paragraph-rsid="00172d07" style:font-size-asian="18pt" style:font-size-complex="18pt"/>
    </style:style>
    <style:style style:name="P3" style:family="paragraph" style:parent-style-name="Standard">
      <style:paragraph-properties fo:text-align="start" style:justify-single-word="false"/>
      <style:text-properties fo:font-size="18pt" officeooo:rsid="001903f9" officeooo:paragraph-rsid="001903f9" style:font-size-asian="18pt" style:font-size-complex="18pt"/>
    </style:style>
    <style:style style:name="P4" style:family="paragraph" style:parent-style-name="Standard">
      <style:paragraph-properties fo:text-align="start" style:justify-single-word="false"/>
      <style:text-properties fo:font-size="18pt" officeooo:rsid="001a72e0" officeooo:paragraph-rsid="001a72e0" style:font-size-asian="18pt" style:font-size-complex="18pt"/>
    </style:style>
    <style:style style:name="P5" style:family="paragraph" style:parent-style-name="Standard">
      <style:paragraph-properties fo:text-align="start" style:justify-single-word="false"/>
      <style:text-properties fo:font-size="18pt" officeooo:rsid="001a8ce5" officeooo:paragraph-rsid="001a8ce5" style:font-size-asian="18pt" style:font-size-complex="18pt"/>
    </style:style>
    <style:style style:name="P6" style:family="paragraph" style:parent-style-name="Standard">
      <style:paragraph-properties fo:text-align="start" style:justify-single-word="false"/>
      <style:text-properties fo:font-size="18pt" officeooo:rsid="001b3d9b" officeooo:paragraph-rsid="001b3d9b" style:font-size-asian="18pt" style:font-size-complex="18pt"/>
    </style:style>
    <style:style style:name="P7" style:family="paragraph" style:parent-style-name="Standard">
      <style:paragraph-properties fo:text-align="start" style:justify-single-word="false"/>
      <style:text-properties fo:font-size="18pt" officeooo:rsid="00210688" officeooo:paragraph-rsid="00210688" style:font-size-asian="18pt" style:font-size-complex="18pt"/>
    </style:style>
    <style:style style:name="P8" style:family="paragraph" style:parent-style-name="Standard">
      <style:paragraph-properties fo:text-align="start" style:justify-single-word="false"/>
      <style:text-properties fo:font-size="14pt" officeooo:rsid="00172d07" officeooo:paragraph-rsid="00172d07" style:font-size-asian="14pt" style:font-size-complex="14pt"/>
    </style:style>
    <style:style style:name="P9" style:family="paragraph" style:parent-style-name="Standard">
      <style:paragraph-properties fo:text-align="start" style:justify-single-word="false"/>
      <style:text-properties fo:font-size="14pt" officeooo:rsid="00172d07" officeooo:paragraph-rsid="0018523d" style:font-size-asian="14pt" style:font-size-complex="14pt"/>
    </style:style>
    <style:style style:name="P10" style:family="paragraph" style:parent-style-name="Standard">
      <style:paragraph-properties fo:text-align="start" style:justify-single-word="false"/>
      <style:text-properties fo:font-size="14pt" officeooo:rsid="00210688" officeooo:paragraph-rsid="00210688" style:font-size-asian="14pt" style:font-size-complex="14pt"/>
    </style:style>
    <style:style style:name="P11" style:family="paragraph" style:parent-style-name="Standard">
      <style:paragraph-properties fo:text-align="start" style:justify-single-word="false"/>
      <style:text-properties fo:font-size="14pt" officeooo:rsid="00229637" officeooo:paragraph-rsid="00229637" style:font-size-asian="14pt" style:font-size-complex="14pt"/>
    </style:style>
    <style:style style:name="P12" style:family="paragraph" style:parent-style-name="Standard">
      <style:paragraph-properties fo:text-align="start" style:justify-single-word="false"/>
      <style:text-properties fo:font-size="18pt" officeooo:rsid="0023cfdb" officeooo:paragraph-rsid="0023cfdb" style:font-size-asian="18pt" style:font-size-complex="18pt"/>
    </style:style>
    <style:style style:name="P13" style:family="paragraph" style:parent-style-name="Standard">
      <style:paragraph-properties fo:text-align="start" style:justify-single-word="false"/>
      <style:text-properties fo:font-size="18pt" officeooo:rsid="00172d07" officeooo:paragraph-rsid="00172d07" style:font-size-asian="18pt" style:font-size-complex="18pt"/>
    </style:style>
    <style:style style:name="P14" style:family="paragraph" style:parent-style-name="Standard">
      <style:paragraph-properties fo:text-align="start" style:justify-single-word="false"/>
      <style:text-properties fo:font-size="14pt" officeooo:rsid="0023d259" officeooo:paragraph-rsid="0023d259" style:font-size-asian="14pt" style:font-size-complex="14pt"/>
    </style:style>
    <style:style style:name="T1" style:family="text">
      <style:text-properties officeooo:rsid="0018523d"/>
    </style:style>
    <style:style style:name="T2" style:family="text">
      <style:text-properties officeooo:rsid="001903f9"/>
    </style:style>
    <style:style style:name="T3" style:family="text">
      <style:text-properties officeooo:rsid="001a72e0"/>
    </style:style>
    <style:style style:name="T4" style:family="text">
      <style:text-properties officeooo:rsid="001a8ce5"/>
    </style:style>
    <style:style style:name="T5" style:family="text">
      <style:text-properties officeooo:rsid="001b3d9b"/>
    </style:style>
    <style:style style:name="T6" style:family="text">
      <style:text-properties officeooo:rsid="00210688"/>
    </style:style>
    <style:style style:name="T7" style:family="text">
      <style:text-properties officeooo:rsid="0023cfdb"/>
    </style:style>
    <style:style style:name="T8" style:family="text">
      <style:text-properties officeooo:rsid="0023d2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Requirement Specification Document</text:p>
      <text:p text:style-name="P1"/>
      <text:p text:style-name="P1"/>
      <text:p text:style-name="P2">1 Introduction</text:p>
      <text:p text:style-name="P2">1.1 Purpose of <text:span text:style-name="T2">this document</text:span></text:p>
      <text:p text:style-name="P12">Is identify the project pounders and describe functionality of project and intended audiences anyone who want to funture develop our web app </text:p>
      <text:p text:style-name="P2">1.2 Scope of this document</text:p>
      <text:p text:style-name="P12">our customers are the pharmacies and the normal <text:s/>user <text:s/></text:p>
      <text:p text:style-name="P2"/>
      <text:p text:style-name="P2">1.3 overview</text:p>
      <text:p text:style-name="P12">our project aims to guide our user to the nearest pharmacy containing medicine and to provide pharmacies with documentation about there patients and provide patients with id to provide a patient history for any pharmacy <text:s/></text:p>
      <text:p text:style-name="P2"/>
      <text:p text:style-name="P2">1.4 business context</text:p>
      <text:p text:style-name="P3"><text:s/><text:span text:style-name="T3">advertisements</text:span> </text:p>
      <text:p text:style-name="P3"><text:span text:style-name="T3">yearly subscription of <text:s/>pharmacies</text:span><text:line-break/></text:p>
      <text:p text:style-name="P2"/>
      <text:p text:style-name="P2"/>
      <text:p text:style-name="P2">2 General Description</text:p>
      <text:p text:style-name="P2"/>
      <text:p text:style-name="P2">2.1 Product Functions</text:p>
      <text:p text:style-name="P2">our project (A<text:span text:style-name="T3">D</text:span>wytee) helps people to reach the medicine they seek in the fastest way possible, help pharmacists to find more customers by connecting as many as pharmacies to our database server, help the customer to find the nearest pharmacy has the desired medicine and find more info about the medicine , the pharmacy ,<text:span text:style-name="T7">and help pharmacies to keep track of patient history </text:span><text:s/>.. etc</text:p>
      <text:p text:style-name="P2"/>
      <text:p text:style-name="P2"/>
      <text:p text:style-name="P2"><text:soft-page-break/>2.2 Similar System Information</text:p>
      <text:p text:style-name="P4">standalone <text:span text:style-name="T7">project </text:span></text:p>
      <text:p text:style-name="P2">2.3 User Characteristics</text:p>
      <text:p text:style-name="P4">normal people ,pharmacies and companies(normal users) <text:span text:style-name="T4">developer</text:span>( we will provide <text:span text:style-name="T4">an</text:span> <text:span text:style-name="T5">API</text:span> <text:span text:style-name="T4">that allows the developers to create applications that it compatible</text:span> <text:span text:style-name="T4">with our servers</text:span> for future developments)</text:p>
      <text:p text:style-name="P4"/>
      <text:p text:style-name="P4"><text:s/></text:p>
      <text:p text:style-name="P2">2.4 User Problem Statement</text:p>
      <text:p text:style-name="P5">medicine lack <text:s/>, high search time for medicine , the difficulty of finding alternatives for certain medicine</text:p>
      <text:p text:style-name="P5"/>
      <text:p text:style-name="P2">2.5 User Objectives</text:p>
      <text:p text:style-name="P6">Find medicine in nearest pharmacy with high precision with least effort and find possible alternatives </text:p>
      <text:p text:style-name="P6"/>
      <text:p text:style-name="P2">2.6 General Constraints</text:p>
      <text:p text:style-name="P6">provide easy user interface with least complexity <text:line-break/>provide API compatible with multiple platforms</text:p>
      <text:p text:style-name="P6"/>
      <text:p text:style-name="P2">3 Functional Requirements </text:p>
      <text:p text:style-name="P8">This section lists the functional requirements in ranked order. Functional re-</text:p>
      <text:p text:style-name="P8">quirements describes the possible effects of a software system, in other words,</text:p>
      <text:p text:style-name="P8">what the system must accomplish. Other kinds of requirements (such as in-</text:p>
      <text:p text:style-name="P8">terface requirements, performance requirements, or reliability requirements) de-</text:p>
      <text:p text:style-name="P8">scribe how the system accomplishes its functional requirements. Each functional</text:p>
      <text:p text:style-name="P8">requirement should be specified in a format similar to the following: 1. Short,</text:p>
      <text:p text:style-name="P8">imperative sentence stating highest ranked functional requirement. 1. Descrip-</text:p>
      <text:p text:style-name="P8">tion A full description of the requirement. 2. Criticality Describes how essential</text:p>
      <text:p text:style-name="P8">this requirement is to the overall system. 3. Technical issues Describes any</text:p>
      <text:p text:style-name="P8">design or implementation issues involved in satisfying this requirement. 4. Cost</text:p>
      <text:p text:style-name="P8">and schedule Describes the relative or absolute costs associated with this issue.</text:p>
      <text:p text:style-name="P8">5. Risks Describes the circumstances under which this requirement might not</text:p>
      <text:p text:style-name="P8">able to be satisfied, and what actions can be taken to reduce the probability</text:p>
      <text:p text:style-name="P8">of this occurrence. 6. Dependencies with other requirements Describes interac-</text:p>
      <text:p text:style-name="P8">tions with other requirements. 7. ... others as appropriate 2. ¡Name of second</text:p>
      <text:p text:style-name="P8">highest ranked requirement¿ And so forth..</text:p>
      <text:p text:style-name="P8"><text:soft-page-break/></text:p>
      <text:p text:style-name="P2">4 Interface Requirements</text:p>
      <text:p text:style-name="P8"/>
      <text:p text:style-name="P10">our software will <text:s text:c="2"/>provide an Api so it will provide an access for any other software devlopment</text:p>
      <text:p text:style-name="P2">4.1 User Interfaces</text:p>
      <text:p text:style-name="P7"/>
      <text:p text:style-name="P10">the interface with user will be easy and simple to insure <text:s/>that he will find the medicine</text:p>
      <text:p text:style-name="P8">4.1.1 GUI</text:p>
      <text:p text:style-name="P8">//<text:span text:style-name="T6">to do </text:span></text:p>
      <text:p text:style-name="P10">lazem screen shoots lel mock ups <text:span text:style-name="T7">hb3tha lama a5ls </text:span></text:p>
      <text:p text:style-name="P8">4.1.3 API</text:p>
      <text:p text:style-name="P8">//<text:span text:style-name="T6">to do<text:line-break/>lazem el api functions </text:span></text:p>
      <text:p text:style-name="P8">4.1.4 Diagnostics or ROM</text:p>
      <text:p text:style-name="P10">Appaci</text:p>
      <text:p text:style-name="P8">4.2 Hardware Interfaces</text:p>
      <text:p text:style-name="P10">none</text:p>
      <text:p text:style-name="P8">4.3 Communications Interfaces</text:p>
      <text:p text:style-name="P10">will mainly relay on network connection</text:p>
      <text:p text:style-name="P8">4.4 Software Interfaces</text:p>
      <text:p text:style-name="P11"/>
      <text:p text:style-name="P8">Performance Requirements</text:p>
      <text:p text:style-name="P14">none </text:p>
      <text:p text:style-name="P8">Design Constraints</text:p>
      <text:p text:style-name="P11">must be easy to use <text:span text:style-name="T8">interface</text:span> with <text:span text:style-name="T8">simple</text:span> adds included </text:p>
      <text:p text:style-name="P8">*/6.1 Standards Compliance</text:p>
      <text:p text:style-name="P8"/>
      <text:p text:style-name="P8">6.2 Hardware Limitations</text:p>
      <text:p text:style-name="P8">6.3 others as appropriate*<text:span text:style-name="T8">\</text:span></text:p>
      <text:p text:style-name="P8">Other non-functional attributes</text:p>
      <text:p text:style-name="P11">database access from <text:span text:style-name="T8">pharmacies</text:span> <text:s/></text:p>
      <text:p text:style-name="P8">7.1 Security</text:p>
      <text:p text:style-name="P8">7.2 Binary Compatibility</text:p>
      <text:p text:style-name="P8">7.3 Reliability</text:p>
      <text:p text:style-name="P8">7.4 Maintainability</text:p>
      <text:p text:style-name="P8">7.5 Portability</text:p>
      <text:p text:style-name="P8">7.6 Extensibility</text:p>
      <text:p text:style-name="P8">7.7 Re-usability</text:p>
      <text:p text:style-name="P8">7.8 Application Affinity/Compatibility</text:p>
      <text:p text:style-name="P8">7.9 Resource Utilization</text:p>
      <text:p text:style-name="P8">7.10 Serviceability</text:p>
      <text:p text:style-name="P8">7.11 others as appropriate</text:p>
      <text:p text:style-name="P8"><text:soft-page-break/>Preliminary Object-Oriented Domain Analy-sis</text:p>
      <text:p text:style-name="P8"/>
      <text:p text:style-name="P8">8.1 Inheritance Relationships</text:p>
      <text:p text:style-name="P8"/>
      <text:p text:style-name="P8"/>
      <text:p text:style-name="P8">8.2 Class descriptions</text:p>
      <text:p text:style-name="P8"/>
      <text:p text:style-name="P8">8.2.1 Class name</text:p>
      <text:p text:style-name="P8"/>
      <text:p text:style-name="P8">8.2.2 <text:s/>List of Superclasses:</text:p>
      <text:p text:style-name="P8"/>
      <text:p text:style-name="P8">8.2.3 <text:s/>List of Subclasses:</text:p>
      <text:p text:style-name="P8"/>
      <text:p text:style-name="P8">8.2.4 Purpose:</text:p>
      <text:p text:style-name="P8"/>
      <text:p text:style-name="P8">8.2.5 Collaborations:</text:p>
      <text:p text:style-name="P8"/>
      <text:p text:style-name="P8">8.2.6 Attributes:</text:p>
      <text:p text:style-name="P8"/>
      <text:p text:style-name="P8">8.2.7 Operations</text:p>
      <text:p text:style-name="P8"/>
      <text:p text:style-name="P8">8.2.8Constraints:</text:p>
      <text:p text:style-name="P8"/>
      <text:p text:style-name="P8"><text:span text:style-name="T1">9 </text:span>Operational Scenarios</text:p>
      <text:p text:style-name="P8"/>
      <text:p text:style-name="P8">10 <text:s/>Preliminary Schedule Adjusted</text:p>
      <text:p text:style-name="P8"/>
      <text:p text:style-name="P8">11 Preliminary Budget Adjusted</text:p>
      <text:p text:style-name="P8"/>
      <text:p text:style-name="P8">12 Appendices</text:p>
      <text:p text:style-name="P8">12.1 Definitions, Acronyms, Abbreviations</text:p>
      <text:p text:style-name="P8"/>
      <text:p text:style-name="P9">12.2 <text:span text:style-name="T1">Collected material</text:span></text:p>
      <text:p text:style-name="P9"/>
      <text:p text:style-name="P9">13Collected material</text:p>
      <text:p text:style-name="P9"/>
      <text:p text:style-name="P9">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3:23:15.989345319</meta:creation-date>
    <dc:date>2017-03-17T19:33:04.856329915</dc:date>
    <meta:editing-duration>PT41M43S</meta:editing-duration>
    <meta:editing-cycles>6</meta:editing-cycles>
    <meta:generator>LibreOffice/5.1.6.2$Linux_X86_64 LibreOffice_project/10m0$Build-2</meta:generator>
    <meta:document-statistic meta:table-count="0" meta:image-count="0" meta:object-count="0" meta:page-count="4" meta:paragraph-count="97" meta:word-count="628" meta:character-count="4320" meta:non-whitespace-character-count="3758"/>
  </office:meta>
</office:document-meta>
</file>